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GH"/>
    </style:style>
    <style:style style:name="T5" style:parent-style-name="DefaultParagraphFont" style:family="text">
      <style:text-properties fo:language="en" fo:country="US"/>
    </style:style>
    <style:style style:name="P6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1" style:parent-style-name="ListParagraph" style:family="paragraph">
      <style:text-properties fo:language="en" fo:country="US"/>
    </style:style>
    <style:style style:name="P12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3" style:parent-style-name="ListParagraph" style:family="paragraph">
      <style:text-properties fo:language="en" fo:country="US"/>
    </style:style>
    <style:style style:name="P14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7" style:parent-style-name="ListParagraph" style:family="paragraph">
      <style:text-properties fo:language="en" fo:country="US"/>
    </style:style>
    <style:style style:name="P18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9" style:parent-style-name="ListParagraph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family="paragraph">
      <style:text-properties fo:language="en" fo:country="US"/>
    </style:style>
    <style:style style:name="P22" style:parent-style-name="ListParagraph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  <style:style style:name="P25" style:parent-style-name="ListParagraph" style:list-style-name="LFO1" style:family="paragraph">
      <style:text-properties fo:language="en" fo:country="US"/>
    </style:style>
    <style:style style:name="P26" style:parent-style-name="ListParagraph" style:list-style-name="LFO1" style:family="paragraph">
      <style:text-properties fo:language="en" fo:country="US"/>
    </style:style>
    <style:style style:name="P27" style:parent-style-name="ListParagraph" style:family="paragraph">
      <style:text-properties fo:language="en" fo:country="US"/>
    </style:style>
    <style:style style:name="P28" style:parent-style-name="ListParagraph" style:family="paragraph">
      <style:text-properties fo:language="en" fo:country="US"/>
    </style:style>
    <style:style style:name="P29" style:parent-style-name="ListParagraph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language="en" fo:country="US"/>
    </style:style>
    <style:style style:name="P32" style:parent-style-name="ListParagraph" style:list-style-name="LFO1" style:family="paragraph">
      <style:text-properties fo:language="en" fo:country="US"/>
    </style:style>
    <style:style style:name="P33" style:parent-style-name="ListParagraph" style:list-style-name="LFO1" style:family="paragraph">
      <style:text-properties fo:language="en" fo:country="GH"/>
    </style:style>
    <style:style style:name="P34" style:parent-style-name="ListParagraph" style:list-style-name="LFO1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</office:automatic-styles>
  <office:body>
    <office:text text:use-soft-page-breaks="true">
      <text:p text:style-name="P1">UDEMY COURSE SUBSCRIPTION ANALYSIS</text:p>
      <text:p text:style-name="P2">Problem Statement</text:p>
      <text:p text:style-name="Normal"><text:span text:style-name="T3">This analysis seeks to answer</text:span><text:span text:style-name="T4"><text:s/>key questions based on the available dataset of 3,682 Udemy courses across four subjects (Business Finance, Graphic Design, Musical Instruments, and Web Design)</text:span><text:span text:style-name="T5">. The following were considered:</text:span></text:p>
      <text:list text:style-name="LFO1" text:continue-numbering="true">
        <text:list-item>
          <text:p text:style-name="P6">Revenue Generated per Subject.</text:p>
        </text:list-item>
      </text:list>
      <text:p text:style-name="P7">Udemy subscription may be paid or unpaid. Hence the need to consider the revenue generated by the 4 subjects offered.</text:p>
      <text:list text:style-name="LFO1" text:continue-numbering="true">
        <text:list-item>
          <text:p text:style-name="P8">Average Price paid in relation to the total Revenue Generated</text:p>
        </text:list-item>
      </text:list>
      <text:p text:style-name="P9">Considering the paid subscriptions, It is expedient to consider the average amount paid per subscription and compare with<text:s/>the total revenue generated.</text:p>
      <text:list text:style-name="LFO1" text:continue-numbering="true">
        <text:list-item>
          <text:p text:style-name="P10">Paid courses and reviews generated</text:p>
        </text:list-item>
      </text:list>
      <text:p text:style-name="P11">It is necessary to believe that paid courses generate higher reviews than unpaid courses. This may be as a result of several factors. Finding the relationship between paid/unpaid courses in relation to reviews.</text:p>
      <text:list text:style-name="LFO1" text:continue-numbering="true">
        <text:list-item>
          <text:p text:style-name="P12">Total number of courses Per Subject</text:p>
        </text:list-item>
      </text:list>
      <text:p text:style-name="P13">How are courses distributed across the four subjects? Is there an over-representation of any particular subject?</text:p>
      <text:list text:style-name="LFO1" text:continue-numbering="true">
        <text:list-item>
          <text:p text:style-name="P14">Amount of revenue generated<text:s/>in relation to the average number of Lecture per subject</text:p>
        </text:list-item>
      </text:list>
      <text:p text:style-name="P15">Is there a relationship between the number of lectures and revenue generated per the subjects offered?</text:p>
      <text:list text:style-name="LFO1" text:continue-numbering="true">
        <text:list-item>
          <text:p text:style-name="P16">Payment subscription in relation to Reviews.</text:p>
        </text:list-item>
      </text:list>
      <text:p text:style-name="P17">Is payment of subscription a determining factor in the number of reviews gained?</text:p>
      <text:list text:style-name="LFO1" text:continue-numbering="true">
        <text:list-item>
          <text:p text:style-name="P18">Percentage of paid subscribers in relation to the levels by subject.</text:p>
        </text:list-item>
      </text:list>
      <text:p text:style-name="P19">What percentage of paid subscribers are at the various levels per subject.</text:p>
      <text:p text:style-name="P20"/>
      <text:p text:style-name="P21"/>
      <text:p text:style-name="P22">Insights Derived</text:p>
      <text:list text:style-name="LFO1" text:continue-numbering="true">
        <text:list-item>
          <text:p text:style-name="P23">From the data analysis, it is clearly seen that a higher number of reviews was derived from paid subscription. This insight may be useful in explaining the behaviors of learners who may have either paid or unpaid subscription.</text:p>
        </text:list-item>
        <text:list-item>
          <text:p text:style-name="P24">A higher percentage of revenue is derived from Web Development as compared to the other subjects. This shows that students are more likely to pay more for web development as a subject as compared to other subjects.</text:p>
        </text:list-item>
        <text:list-item>
          <text:p text:style-name="P25">Most subscribers have paid subscription. Unlike the usual analogy that<text:s/>most subscribers may want to subscribe to free courses or subjects, from the data, it is inferred that most Udemy subscribers have paid subscriptions.</text:p>
        </text:list-item>
        <text:list-item>
          <text:p text:style-name="P26">From the data, it can be inferred that the average amount paid by a subscriber is about 66 dollars whereas the highest amount paid is 200 dollars.</text:p>
        </text:list-item>
      </text:list>
      <text:p text:style-name="P27"/>
      <text:p text:style-name="P28"/>
      <text:p text:style-name="P29">Conclusion</text:p>
      <text:list text:style-name="LFO1" text:continue-numbering="true">
        <text:list-item>
          <text:p text:style-name="P30"><text:span text:style-name="T31">Web<text:s/></text:span>Design and Business Finance dominate Udemy's course offerings and subscriber base.</text:p>
        </text:list-item>
        <text:list-item>
          <text:p text:style-name="P32">A higher number of reviews was derived from paid subscription.</text:p>
        </text:list-item>
        <text:list-item>
          <text:p text:style-name="P33">While higher-priced courses ($100+) might have fewer students, they could represent niche or advanced courses that cater to a specific audience willing to pay more for in-depth content.</text:p>
        </text:list-item>
        <text:list-item>
          <text:p text:style-name="P34"/>
        </text:list-item>
      </text:list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 fo:font-size="10pt" style:font-size-asian="10pt"/>
    </style:style>
    <style:style style:name="WW_CharLFO2LVL2" style:family="text">
      <style:text-properties style:font-name="Courier New" style:font-name-complex="Times New Roman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len Asante</meta:initial-creator>
    <dc:creator>Ellen Asante</dc:creator>
    <meta:creation-date>2024-09-17T20:03:00Z</meta:creation-date>
    <dc:date>2024-09-18T03:22:00Z</dc:date>
    <meta:template xlink:href="Normal" xlink:type="simple"/>
    <meta:editing-cycles>1</meta:editing-cycles>
    <meta:editing-duration>PT26040S</meta:editing-duration>
    <meta:document-statistic meta:page-count="2" meta:paragraph-count="5" meta:word-count="398" meta:character-count="2667" meta:row-count="18" meta:non-whitespace-character-count="2274"/>
  </office:meta>
</office:document-meta>
</file>